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P9" style:family="paragraph" style:parent-style-name="Heading_20_2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P12" style:family="paragraph" style:parent-style-name="Standard">
      <style:paragraph-properties fo:break-before="auto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P13" style:family="paragraph" style:parent-style-name="Heading_20_2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>
      <style:text-properties fo:color="#000099" style:text-underline-style="solid" style:text-underline-color="font-color"/>
    </style:style>
    <style:style style:name="T14_47" style:family="text"/>
    <style:style style:name="T14_48" style:family="text">
      <style:text-properties fo:color="#000099" style:text-underline-style="solid" style:text-underline-color="font-color"/>
    </style:style>
    <style:style style:name="T14_49" style:family="text"/>
    <style:style style:name="T14_50" style:family="text">
      <style:text-properties fo:color="#000099" style:text-underline-style="solid" style:text-underline-color="font-color"/>
    </style:style>
    <style:style style:name="T14_51" style:family="text"/>
    <style:style style:name="T14_52" style:family="text">
      <style:text-properties fo:color="#000099" style:text-underline-style="solid" style:text-underline-color="font-color"/>
    </style:style>
    <style:style style:name="T14_53" style:family="text"/>
    <style:style style:name="T14_54" style:family="text">
      <style:text-properties fo:color="#000099" style:text-underline-style="solid" style:text-underline-color="font-color"/>
    </style:style>
    <style:style style:name="T14_55" style:family="text"/>
    <style:style style:name="T14_56" style:family="text">
      <style:text-properties fo:color="#000099" style:text-underline-style="solid" style:text-underline-color="font-color"/>
    </style:style>
    <style:style style:name="T14_57" style:family="text"/>
    <style:style style:name="T14_58" style:family="text">
      <style:text-properties fo:color="#000099" style:text-underline-style="solid" style:text-underline-color="font-color"/>
    </style:style>
    <style:style style:name="T14_59" style:family="text"/>
    <style:style style:name="T14_60" style:family="text">
      <style:text-properties fo:color="#000099" style:text-underline-style="solid" style:text-underline-color="font-color"/>
    </style:style>
    <style:style style:name="T14_61" style:family="text"/>
    <style:style style:name="T14_62" style:family="text">
      <style:text-properties fo:color="#000099" style:text-underline-style="solid" style:text-underline-color="font-color"/>
    </style:style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P15" style:family="paragraph" style:parent-style-name="Heading_20_2">
      <style:paragraph-properties fo:break-before="auto" style:writing-mode="lr-tb"/>
    </style:style>
    <style:style style:name="T15_1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>
      <style:text-properties style:font-name="Consolas" style:font-name-asian="Consolas" style:font-name-complex="Consolas"/>
    </style:style>
    <style:style style:name="T17_18" style:family="text">
      <style:text-properties style:font-name="Consolas" style:font-name-asian="Consolas" style:font-name-complex="Consolas"/>
    </style:style>
    <style:style style:name="T17_19" style:family="text">
      <style:text-properties style:font-name="Consolas" style:font-name-asian="Consolas" style:font-name-complex="Consolas"/>
    </style:style>
    <style:style style:name="T17_20" style:family="text">
      <style:text-properties style:font-name="Consolas" style:font-name-asian="Consolas" style:font-name-complex="Consolas"/>
    </style:style>
    <style:style style:name="T17_21" style:family="text">
      <style:text-properties style:font-name="Consolas" style:font-name-asian="Consolas" style:font-name-complex="Consolas"/>
    </style:style>
    <style:style style:name="T17_22" style:family="text">
      <style:text-properties style:font-name="Consolas" style:font-name-asian="Consolas" style:font-name-complex="Consolas"/>
    </style:style>
    <style:style style:name="T17_23" style:family="text">
      <style:text-properties style:font-name="Consolas" style:font-name-asian="Consolas" style:font-name-complex="Consolas"/>
    </style:style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>
      <style:text-properties fo:font-style="italic" style:font-style-asian="italic" style:font-style-complex="italic"/>
    </style:style>
    <style:style style:name="T17_64" style:family="text"/>
    <style:style style:name="T17_65" style:family="text">
      <style:text-properties style:font-name="Consolas" style:font-name-asian="Consolas" style:font-name-complex="Consolas"/>
    </style:style>
    <style:style style:name="T17_66" style:family="text">
      <style:text-properties style:font-name="Consolas" style:font-name-asian="Consolas" style:font-name-complex="Consolas"/>
    </style:style>
    <style:style style:name="T17_67" style:family="text">
      <style:text-properties style:font-name="Consolas" style:font-name-asian="Consolas" style:font-name-complex="Consolas"/>
    </style:style>
    <style:style style:name="T17_68" style:family="text">
      <style:text-properties style:font-name="Consolas" style:font-name-asian="Consolas" style:font-name-complex="Consolas"/>
    </style:style>
    <style:style style:name="T17_69" style:family="text">
      <style:text-properties style:font-name="Consolas" style:font-name-asian="Consolas" style:font-name-complex="Consolas"/>
    </style:style>
    <style:style style:name="T17_70" style:family="text">
      <style:text-properties style:font-name="Consolas" style:font-name-asian="Consolas" style:font-name-complex="Consolas"/>
    </style:style>
    <style:style style:name="T17_71" style:family="text">
      <style:text-properties style:font-name="Consolas" style:font-name-asian="Consolas" style:font-name-complex="Consolas"/>
    </style:style>
    <style:style style:name="T17_72" style:family="text"/>
    <style:style style:name="P18" style:family="paragraph" style:parent-style-name="Standard">
      <style:paragraph-properties fo:break-before="auto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>
      <style:text-properties fo:font-style="italic" style:font-style-asian="italic" style:font-style-complex="italic"/>
    </style:style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>
      <style:text-properties style:font-name="Consolas" style:font-name-asian="Consolas" style:font-name-complex="Consolas"/>
    </style:style>
    <style:style style:name="T18_52" style:family="text">
      <style:text-properties style:font-name="Consolas" style:font-name-asian="Consolas" style:font-name-complex="Consolas"/>
    </style:style>
    <style:style style:name="T18_53" style:family="text">
      <style:text-properties style:font-name="Consolas" style:font-name-asian="Consolas" style:font-name-complex="Consolas"/>
    </style:style>
    <style:style style:name="T18_54" style:family="text">
      <style:text-properties style:font-name="Consolas" style:font-name-asian="Consolas" style:font-name-complex="Consolas"/>
    </style:style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><text:span text:style-name="T2_1">Wassim</text:span><text:span text:style-name="T2_2"><text:s/></text:span><text:span text:style-name="T2_3">Chegham</text:span></text:p>
            <text:p text:style-name="P3"><text:span text:style-name="T3_1">Gurval</text:span><text:span text:style-name="T3_2"><text:s/></text:span><text:span text:style-name="T3_3">Le</text:span><text:span text:style-name="T3_4"><text:s/></text:span><text:span text:style-name="T3_5">Bouter</text:span></text:p>
          </table:table-cell>
          <table:table-cell table:style-name="Cell2">
            <text:p text:style-name="P4"><text:span text:style-name="T4_1">DOP</text:span><text:span text:style-name="T4_2"><text:s/>-<text:s/></text:span><text:span text:style-name="T4_3">Compte</text:span><text:span text:style-name="T4_4"><text:s/></text:span><text:span text:style-name="T4_5">rendu</text:span><text:span text:style-name="T4_6"><text:s/></text:span><text:span text:style-name="T4_7">du</text:span><text:span text:style-name="T4_8"><text:s/></text:span><text:span text:style-name="T4_9">TP</text:span><text:span text:style-name="T4_10"><text:s/></text:span><text:span text:style-name="T4_11">OpenLaszlo</text:span><text:span text:style-name="T4_12"><text:s/>-<text:s/></text:span><text:span text:style-name="T4_13">Compteur</text:span></text:p>
          </table:table-cell>
          <table:table-cell table:style-name="Cell3">
            <text:p text:style-name="P5"><text:span text:style-name="T5_1">M</text:span><text:span text:style-name="T5_2">2<text:s/></text:span><text:span text:style-name="T5_3">MITIC</text:span></text:p>
          </table:table-cell>
        </table:table-row>
      </table:table>
      <text:h text:style-name="P6" text:outline-level="10"><text:bookmark-start text:name="h.fotcm7vmc8yx"/><text:bookmark-end text:name="h.fotcm7vmc8yx"/><text:span text:style-name="T6_1">Logiciels</text:span><text:span text:style-name="T6_2"><text:s/></text:span><text:span text:style-name="T6_3">utilisés</text:span></text:h>
      <text:p text:style-name="P7"><text:span text:style-name="T7_1">OpenLazslo</text:span><text:span text:style-name="T7_2">:<text:s/></text:span><text:span text:style-name="T7_3">la</text:span><text:span text:style-name="T7_4"><text:s/></text:span><text:span text:style-name="T7_5">dernière</text:span><text:span text:style-name="T7_6"><text:s/></text:span><text:span text:style-name="T7_7">version</text:span><text:span text:style-name="T7_8"><text:s/></text:span><text:span text:style-name="T7_9">stable</text:span><text:span text:style-name="T7_10">,<text:s/></text:span><text:span text:style-name="T7_11">soit</text:span><text:span text:style-name="T7_12"><text:s/></text:span><text:span text:style-name="T7_13">la</text:span><text:span text:style-name="T7_14"><text:s/>4.9.0.<text:s/></text:span></text:p>
      <text:p text:style-name="P8"><text:span text:style-name="T8_1">L</text:span><text:span text:style-name="T8_2">’</text:span><text:span text:style-name="T8_3">éditeur</text:span><text:span text:style-name="T8_4"><text:s/></text:span><text:span text:style-name="T8_5">XML</text:span><text:span text:style-name="T8_6"><text:s/></text:span><text:span text:style-name="T8_7">d</text:span><text:span text:style-name="T8_8">’</text:span><text:span text:style-name="T8_9">Eclipse</text:span><text:span text:style-name="T8_10">,<text:s/></text:span><text:span text:style-name="T8_11">et</text:span><text:span text:style-name="T8_12"><text:s/></text:span><text:span text:style-name="T8_13">non</text:span><text:span text:style-name="T8_14"><text:s/></text:span><text:span text:style-name="T8_15">pas</text:span><text:span text:style-name="T8_16"><text:s/></text:span><text:span text:style-name="T8_17">l</text:span><text:span text:style-name="T8_18">’</text:span><text:span text:style-name="T8_19">IDE</text:span><text:span text:style-name="T8_20"><text:s/></text:span><text:span text:style-name="T8_21">d</text:span><text:span text:style-name="T8_22">’</text:span><text:span text:style-name="T8_23">OpenLaszlo</text:span><text:span text:style-name="T8_24"><text:s/>(</text:span><text:span text:style-name="T8_25">voir</text:span><text:span text:style-name="T8_26"><text:s/></text:span><text:span text:style-name="T8_27">problèmes</text:span><text:span text:style-name="T8_28"><text:s/></text:span><text:span text:style-name="T8_29">rencontrés</text:span><text:span text:style-name="T8_30">).</text:span></text:p>
      <text:h text:style-name="P9" text:outline-level="10"><text:bookmark-start text:name="h.vb9n3rr035h4"/><text:bookmark-end text:name="h.vb9n3rr035h4"/><text:span text:style-name="T9_1">Problèmes</text:span><text:span text:style-name="T9_2"><text:s/></text:span><text:span text:style-name="T9_3">rencontrés</text:span></text:h>
      <text:p text:style-name="P10"><text:span text:style-name="T10_1">La</text:span><text:span text:style-name="T10_2"><text:s/></text:span><text:span text:style-name="T10_3">version</text:span><text:span text:style-name="T10_4"><text:s/></text:span><text:span text:style-name="T10_5">fourni</text:span><text:span text:style-name="T10_6"><text:s/></text:span><text:span text:style-name="T10_7">dans</text:span><text:span text:style-name="T10_8"><text:s/></text:span><text:span text:style-name="T10_9">le</text:span><text:span text:style-name="T10_10"><text:s/></text:span><text:span text:style-name="T10_11">share</text:span><text:span text:style-name="T10_12"><text:s/></text:span><text:span text:style-name="T10_13">était</text:span><text:span text:style-name="T10_14"><text:s/></text:span><text:span text:style-name="T10_15">plus</text:span><text:span text:style-name="T10_16"><text:s/></text:span><text:span text:style-name="T10_17">ancienne</text:span><text:span text:style-name="T10_18"><text:s/></text:span><text:span text:style-name="T10_19">et</text:span><text:span text:style-name="T10_20"><text:s/></text:span><text:span text:style-name="T10_21">posait</text:span><text:span text:style-name="T10_22"><text:s/></text:span><text:span text:style-name="T10_23">des</text:span><text:span text:style-name="T10_24"><text:s/></text:span><text:span text:style-name="T10_25">souci</text:span><text:span text:style-name="T10_26"><text:s/></text:span><text:span text:style-name="T10_27">lors</text:span><text:span text:style-name="T10_28"><text:s/></text:span><text:span text:style-name="T10_29">de</text:span><text:span text:style-name="T10_30"><text:s/></text:span><text:span text:style-name="T10_31">l</text:span><text:span text:style-name="T10_32">’</text:span><text:span text:style-name="T10_33">installation</text:span><text:span text:style-name="T10_34">,<text:s/></text:span><text:span text:style-name="T10_35">nous</text:span><text:span text:style-name="T10_36"><text:s/></text:span><text:span text:style-name="T10_37">avons</text:span><text:span text:style-name="T10_38"><text:s/></text:span><text:span text:style-name="T10_39">donc</text:span><text:span text:style-name="T10_40"><text:s/></text:span><text:span text:style-name="T10_41">préféré</text:span><text:span text:style-name="T10_42"><text:s/></text:span><text:span text:style-name="T10_43">utilisé</text:span><text:span text:style-name="T10_44"><text:s/></text:span><text:span text:style-name="T10_45">la</text:span><text:span text:style-name="T10_46"><text:s/></text:span><text:span text:style-name="T10_47">dernière</text:span><text:span text:style-name="T10_48"><text:s/></text:span><text:span text:style-name="T10_49">version</text:span><text:span text:style-name="T10_50"><text:s/></text:span><text:span text:style-name="T10_51">stable</text:span><text:span text:style-name="T10_52">.<text:s/></text:span><text:span text:style-name="T10_53">Ceci</text:span><text:span text:style-name="T10_54"><text:s/></text:span><text:span text:style-name="T10_55">à</text:span><text:span text:style-name="T10_56"><text:s/></text:span><text:span text:style-name="T10_57">posé</text:span><text:span text:style-name="T10_58"><text:s/></text:span><text:span text:style-name="T10_59">deux</text:span><text:span text:style-name="T10_60"><text:s/></text:span><text:span text:style-name="T10_61">problèmes</text:span><text:span text:style-name="T10_62">:</text:span></text:p>
      <text:list text:style-name="LS1" xml:id="list0">
        <text:list-item>
          <text:p text:style-name="P11"><text:span text:style-name="T11_1">Le</text:span><text:span text:style-name="T11_2"><text:s/></text:span><text:span text:style-name="T11_3">plugin</text:span><text:span text:style-name="T11_4"><text:s/></text:span><text:span text:style-name="T11_5">Eclipse</text:span><text:span text:style-name="T11_6"><text:s/></text:span><text:span text:style-name="T11_7">pour</text:span><text:span text:style-name="T11_8"><text:s/></text:span><text:span text:style-name="T11_9">éditer</text:span><text:span text:style-name="T11_10"><text:s/></text:span><text:span text:style-name="T11_11">les</text:span><text:span text:style-name="T11_12"><text:s/></text:span><text:span text:style-name="T11_13">fichiers</text:span><text:span text:style-name="T11_14"><text:s/></text:span><text:span text:style-name="T11_15">lzx</text:span><text:span text:style-name="T11_16"><text:s/></text:span><text:span text:style-name="T11_17">n</text:span><text:span text:style-name="T11_18">’</text:span><text:span text:style-name="T11_19">est</text:span><text:span text:style-name="T11_20"><text:s/></text:span><text:span text:style-name="T11_21">plus</text:span><text:span text:style-name="T11_22"><text:s/></text:span><text:span text:style-name="T11_23">supporté</text:span><text:span text:style-name="T11_24">,<text:s/></text:span><text:span text:style-name="T11_25">nous</text:span><text:span text:style-name="T11_26"><text:s/></text:span><text:span text:style-name="T11_27">avons</text:span><text:span text:style-name="T11_28"><text:s/></text:span><text:span text:style-name="T11_29">donc</text:span><text:span text:style-name="T11_30"><text:s/></text:span><text:span text:style-name="T11_31">utilisé</text:span><text:span text:style-name="T11_32"><text:s/></text:span><text:span text:style-name="T11_33">l</text:span><text:span text:style-name="T11_34">’</text:span><text:span text:style-name="T11_35">éditeur</text:span><text:span text:style-name="T11_36"><text:s/></text:span><text:span text:style-name="T11_37">XML</text:span><text:span text:style-name="T11_38"><text:s/></text:span><text:span text:style-name="T11_39">standard</text:span><text:span text:style-name="T11_40">.<text:s/></text:span><text:span text:style-name="T11_41">Nous</text:span><text:span text:style-name="T11_42"><text:s/></text:span><text:span text:style-name="T11_43">n</text:span><text:span text:style-name="T11_44">’</text:span><text:span text:style-name="T11_45">avons</text:span><text:span text:style-name="T11_46"><text:s/></text:span><text:span text:style-name="T11_47">pu</text:span><text:span text:style-name="T11_48"><text:s/></text:span><text:span text:style-name="T11_49">bénéficier</text:span><text:span text:style-name="T11_50"><text:s/></text:span><text:span text:style-name="T11_51">notamment</text:span><text:span text:style-name="T11_52"><text:s/></text:span><text:span text:style-name="T11_53">de</text:span><text:span text:style-name="T11_54"><text:s/></text:span><text:span text:style-name="T11_55">l</text:span><text:span text:style-name="T11_56">'</text:span><text:span text:style-name="T11_57">auto</text:span><text:span text:style-name="T11_58">-</text:span><text:span text:style-name="T11_59">complétion</text:span><text:span text:style-name="T11_60">.</text:span></text:p>
        </text:list-item>
      </text:list>
      <text:list text:style-name="LS2" xml:id="list1">
        <text:list-item>
          <text:p text:style-name="P12"><text:span text:style-name="T12_1">Le</text:span><text:span text:style-name="T12_2"><text:s/></text:span><text:span text:style-name="T12_3">code</text:span><text:span text:style-name="T12_4"><text:s/></text:span><text:span text:style-name="T12_5">ayant</text:span><text:span text:style-name="T12_6"><text:s/></text:span><text:span text:style-name="T12_7">évolué</text:span><text:span text:style-name="T12_8"><text:s/></text:span><text:span text:style-name="T12_9">entre</text:span><text:span text:style-name="T12_10"><text:s/></text:span><text:span text:style-name="T12_11">la</text:span><text:span text:style-name="T12_12"><text:s/></text:span><text:span text:style-name="T12_13">version</text:span><text:span text:style-name="T12_14"><text:s/></text:span><text:span text:style-name="T12_15">du</text:span><text:span text:style-name="T12_16"><text:s/></text:span><text:span text:style-name="T12_17">TP</text:span><text:span text:style-name="T12_18"><text:s/></text:span><text:span text:style-name="T12_19">et</text:span><text:span text:style-name="T12_20"><text:s/></text:span><text:span text:style-name="T12_21">la</text:span><text:span text:style-name="T12_22"><text:s/></text:span><text:span text:style-name="T12_23">dernière</text:span><text:span text:style-name="T12_24"><text:s/></text:span><text:span text:style-name="T12_25">version</text:span><text:span text:style-name="T12_26"><text:s/></text:span><text:span text:style-name="T12_27">stable</text:span><text:span text:style-name="T12_28">,<text:s/></text:span><text:span text:style-name="T12_29">le</text:span><text:span text:style-name="T12_30"><text:s/></text:span><text:span text:style-name="T12_31">code</text:span><text:span text:style-name="T12_32"><text:s/></text:span><text:span text:style-name="T12_33">fourni</text:span><text:span text:style-name="T12_34"><text:s/></text:span><text:span text:style-name="T12_35">dans</text:span><text:span text:style-name="T12_36"><text:s/></text:span><text:span text:style-name="T12_37">le</text:span><text:span text:style-name="T12_38"><text:s/></text:span><text:span text:style-name="T12_39">TP</text:span><text:span text:style-name="T12_40"> <text:s/></text:span><text:span text:style-name="T12_41">n</text:span><text:span text:style-name="T12_42">’</text:span><text:span text:style-name="T12_43">était</text:span><text:span text:style-name="T12_44"><text:s/></text:span><text:span text:style-name="T12_45">plus</text:span><text:span text:style-name="T12_46"><text:s/></text:span><text:span text:style-name="T12_47">compatible</text:span><text:span text:style-name="T12_48">.</text:span></text:p>
        </text:list-item>
      </text:list>
      <text:h text:style-name="P13" text:outline-level="10"><text:bookmark-start text:name="h.9bzg8uhr1i1g"/><text:bookmark-end text:name="h.9bzg8uhr1i1g"/><text:span text:style-name="T13_1">Installation</text:span><text:span text:style-name="T13_2"><text:s/></text:span><text:span text:style-name="T13_3">de</text:span><text:span text:style-name="T13_4"><text:s/></text:span><text:span text:style-name="T13_5">l</text:span><text:span text:style-name="T13_6">’</text:span><text:span text:style-name="T13_7">environement</text:span></text:h>
      <text:p text:style-name="P14"><text:span text:style-name="T14_1">Les</text:span><text:span text:style-name="T14_2"><text:s/></text:span><text:span text:style-name="T14_3">instruction</text:span><text:span text:style-name="T14_4"><text:s/></text:span><text:span text:style-name="T14_5">suivantes</text:span><text:span text:style-name="T14_6"><text:s/></text:span><text:span text:style-name="T14_7">ont</text:span><text:span text:style-name="T14_8"><text:s/></text:span><text:span text:style-name="T14_9">été</text:span><text:span text:style-name="T14_10"><text:s/></text:span><text:span text:style-name="T14_11">réalisées</text:span><text:span text:style-name="T14_12"><text:s/></text:span><text:span text:style-name="T14_13">dans</text:span><text:span text:style-name="T14_14"><text:s/></text:span><text:span text:style-name="T14_15">un</text:span><text:span text:style-name="T14_16"><text:s/></text:span><text:span text:style-name="T14_17">environnement</text:span><text:span text:style-name="T14_18"><text:s/></text:span><text:span text:style-name="T14_19">GNU</text:span><text:span text:style-name="T14_20">/</text:span><text:span text:style-name="T14_21">Linux</text:span><text:span text:style-name="T14_22">.<text:s/></text:span><text:span text:style-name="T14_23">Télécharger</text:span><text:span text:style-name="T14_24"> <text:s/></text:span><text:span text:style-name="T14_25">l</text:span><text:span text:style-name="T14_26">’</text:span><text:span text:style-name="T14_27">archive</text:span><text:span text:style-name="T14_28"><text:s/></text:span><text:span text:style-name="T14_29">de</text:span><text:span text:style-name="T14_30"><text:s/></text:span><text:span text:style-name="T14_31">la</text:span><text:span text:style-name="T14_32"><text:s/></text:span><text:span text:style-name="T14_33">version</text:span><text:span text:style-name="T14_34"><text:s/></text:span><text:span text:style-name="T14_35">Linux</text:span><text:span text:style-name="T14_36">/</text:span><text:span text:style-name="T14_37">Unix</text:span><text:span text:style-name="T14_38"><text:s/></text:span><text:span text:style-name="T14_39">sur</text:span><text:span text:style-name="T14_40"><text:s/></text:span><text:span text:style-name="T14_41">le</text:span><text:span text:style-name="T14_42"><text:s/></text:span><text:span text:style-name="T14_43">site</text:span><text:span text:style-name="T14_44">:<text:s/></text:span><text:span text:style-name="T14_45"><text:a xlink:type="simple" xlink:href="http://www.openlaszlo.org/download"><text:span text:style-name="T14_46">http</text:span></text:a></text:span><text:span text:style-name="T14_47"><text:a xlink:type="simple" xlink:href="http://www.openlaszlo.org/download"><text:span text:style-name="T14_48">://</text:span></text:a></text:span><text:span text:style-name="T14_49"><text:a xlink:type="simple" xlink:href="http://www.openlaszlo.org/download"><text:span text:style-name="T14_50">www</text:span></text:a></text:span><text:span text:style-name="T14_51"><text:a xlink:type="simple" xlink:href="http://www.openlaszlo.org/download"><text:span text:style-name="T14_52">.</text:span></text:a></text:span><text:span text:style-name="T14_53"><text:a xlink:type="simple" xlink:href="http://www.openlaszlo.org/download"><text:span text:style-name="T14_54">openlaszlo</text:span></text:a></text:span><text:span text:style-name="T14_55"><text:a xlink:type="simple" xlink:href="http://www.openlaszlo.org/download"><text:span text:style-name="T14_56">.</text:span></text:a></text:span><text:span text:style-name="T14_57"><text:a xlink:type="simple" xlink:href="http://www.openlaszlo.org/download"><text:span text:style-name="T14_58">org</text:span></text:a></text:span><text:span text:style-name="T14_59"><text:a xlink:type="simple" xlink:href="http://www.openlaszlo.org/download"><text:span text:style-name="T14_60">/</text:span></text:a></text:span><text:span text:style-name="T14_61"><text:a xlink:type="simple" xlink:href="http://www.openlaszlo.org/download"><text:span text:style-name="T14_62">download</text:span></text:a></text:span><text:span text:style-name="T14_63"><text:s/></text:span><text:span text:style-name="T14_64">puis</text:span><text:span text:style-name="T14_65"><text:s/></text:span><text:span text:style-name="T14_66">l</text:span><text:span text:style-name="T14_67">’</text:span><text:span text:style-name="T14_68">extraire</text:span><text:span text:style-name="T14_69">.<text:s/></text:span><text:span text:style-name="T14_70">Elle</text:span><text:span text:style-name="T14_71"><text:s/></text:span><text:span text:style-name="T14_72">contient</text:span><text:span text:style-name="T14_73"><text:s/></text:span><text:span text:style-name="T14_74">un</text:span><text:span text:style-name="T14_75"><text:s/></text:span><text:span text:style-name="T14_76">serveur</text:span><text:span text:style-name="T14_77"><text:s/></text:span><text:span text:style-name="T14_78">Apache</text:span><text:span text:style-name="T14_79"><text:s/></text:span><text:span text:style-name="T14_80">et</text:span><text:span text:style-name="T14_81"><text:s/></text:span><text:span text:style-name="T14_82">une</text:span><text:span text:style-name="T14_83"><text:s/></text:span><text:span text:style-name="T14_84">application</text:span><text:span text:style-name="T14_85"><text:s/></text:span><text:span text:style-name="T14_86">OpenLaszlo</text:span><text:span text:style-name="T14_87"><text:s/></text:span><text:span text:style-name="T14_88">préinstallée</text:span><text:span text:style-name="T14_89">.<text:s/></text:span><text:span text:style-name="T14_90">Définir</text:span><text:span text:style-name="T14_91"><text:s/></text:span><text:span text:style-name="T14_92">la</text:span><text:span text:style-name="T14_93"><text:s/></text:span><text:span text:style-name="T14_94">variable</text:span><text:span text:style-name="T14_95"><text:s/></text:span><text:span text:style-name="T14_96">d</text:span><text:span text:style-name="T14_97">'</text:span><text:span text:style-name="T14_98">environnement</text:span><text:span text:style-name="T14_99"> <text:s/>$</text:span><text:span text:style-name="T14_100">JAVA</text:span><text:span text:style-name="T14_101">_</text:span><text:span text:style-name="T14_102">HOME</text:span><text:span text:style-name="T14_103"><text:s/></text:span><text:span text:style-name="T14_104">pour</text:span><text:span text:style-name="T14_105"><text:s/></text:span><text:span text:style-name="T14_106">la</text:span><text:span text:style-name="T14_107"><text:s/></text:span><text:span text:style-name="T14_108">faire</text:span><text:span text:style-name="T14_109"><text:s/></text:span><text:span text:style-name="T14_110">pointer</text:span><text:span text:style-name="T14_111"><text:s/></text:span><text:span text:style-name="T14_112">vers</text:span><text:span text:style-name="T14_113"><text:s/></text:span><text:span text:style-name="T14_114">le</text:span><text:span text:style-name="T14_115"><text:s/></text:span><text:span text:style-name="T14_116">répertoire</text:span><text:span text:style-name="T14_117"><text:s/></text:span><text:span text:style-name="T14_118">du</text:span><text:span text:style-name="T14_119"><text:s/></text:span><text:span text:style-name="T14_120">JDK</text:span><text:span text:style-name="T14_121">.<text:s/></text:span><text:span text:style-name="T14_122">Le</text:span><text:span text:style-name="T14_123"><text:s/></text:span><text:span text:style-name="T14_124">script</text:span><text:span text:style-name="T14_125"><text:s/></text:span><text:span text:style-name="T14_126">pour</text:span><text:span text:style-name="T14_127"><text:s/></text:span><text:span text:style-name="T14_128">lancer</text:span><text:span text:style-name="T14_129"><text:s/></text:span><text:span text:style-name="T14_130">le</text:span><text:span text:style-name="T14_131"><text:s/></text:span><text:span text:style-name="T14_132">serveur</text:span><text:span text:style-name="T14_133"><text:s/></text:span><text:span text:style-name="T14_134">Tomcat</text:span><text:span text:style-name="T14_135"><text:s/></text:span><text:span text:style-name="T14_136">se</text:span><text:span text:style-name="T14_137"><text:s/></text:span><text:span text:style-name="T14_138">trouve</text:span><text:span text:style-name="T14_139"><text:s/></text:span><text:span text:style-name="T14_140">dans</text:span><text:span text:style-name="T14_141"><text:s/></text:span><text:span text:style-name="T14_142">le</text:span><text:span text:style-name="T14_143"><text:s/></text:span><text:span text:style-name="T14_144">répertoire</text:span><text:span text:style-name="T14_145"><text:s/>&lt;</text:span><text:span text:style-name="T14_146">openlazslo</text:span><text:span text:style-name="T14_147">&gt;/</text:span><text:span text:style-name="T14_148">lps</text:span><text:span text:style-name="T14_149">-</text:span><text:span text:style-name="T14_150">x</text:span><text:span text:style-name="T14_151">.</text:span><text:span text:style-name="T14_152">x</text:span><text:span text:style-name="T14_153">.</text:span><text:span text:style-name="T14_154">x</text:span><text:span text:style-name="T14_155">/</text:span><text:span text:style-name="T14_156">Server</text:span><text:span text:style-name="T14_157">/</text:span><text:span text:style-name="T14_158">tomcat</text:span><text:span text:style-name="T14_159">-</text:span><text:span text:style-name="T14_160">x</text:span><text:span text:style-name="T14_161">.</text:span><text:span text:style-name="T14_162">x</text:span><text:span text:style-name="T14_163">.</text:span><text:span text:style-name="T14_164">x</text:span><text:span text:style-name="T14_165">/</text:span><text:span text:style-name="T14_166">bin</text:span><text:span text:style-name="T14_167">/</text:span><text:span text:style-name="T14_168">startup</text:span><text:span text:style-name="T14_169">.</text:span><text:span text:style-name="T14_170">sh</text:span><text:span text:style-name="T14_171"><text:s/>.<text:s/></text:span><text:span text:style-name="T14_172">Les</text:span><text:span text:style-name="T14_173"><text:s/></text:span><text:span text:style-name="T14_174">fichiers</text:span><text:span text:style-name="T14_175"><text:s/></text:span><text:span text:style-name="T14_176">OpenLaszlo</text:span><text:span text:style-name="T14_177"><text:s/></text:span><text:span text:style-name="T14_178">se</text:span><text:span text:style-name="T14_179"><text:s/></text:span><text:span text:style-name="T14_180">trouve</text:span><text:span text:style-name="T14_181"><text:s/></text:span><text:span text:style-name="T14_182">dans</text:span><text:span text:style-name="T14_183"><text:s/></text:span><text:span text:style-name="T14_184">le</text:span><text:span text:style-name="T14_185"><text:s/></text:span><text:span text:style-name="T14_186">répertoire</text:span><text:span text:style-name="T14_187"><text:s/>&lt;</text:span><text:span text:style-name="T14_188">openlazslo</text:span><text:span text:style-name="T14_189">&gt;/</text:span><text:span text:style-name="T14_190">lps</text:span><text:span text:style-name="T14_191">-</text:span><text:span text:style-name="T14_192">x</text:span><text:span text:style-name="T14_193">.</text:span><text:span text:style-name="T14_194">x</text:span><text:span text:style-name="T14_195">.</text:span><text:span text:style-name="T14_196">x</text:span><text:span text:style-name="T14_197">/</text:span><text:span text:style-name="T14_198">Server</text:span><text:span text:style-name="T14_199">/</text:span><text:span text:style-name="T14_200">lps</text:span><text:span text:style-name="T14_201">-</text:span><text:span text:style-name="T14_202">x</text:span><text:span text:style-name="T14_203">.</text:span><text:span text:style-name="T14_204">x</text:span><text:span text:style-name="T14_205">.</text:span><text:span text:style-name="T14_206">x</text:span><text:span text:style-name="T14_207">/</text:span><text:span text:style-name="T14_208">my</text:span><text:span text:style-name="T14_209">-</text:span><text:span text:style-name="T14_210">apps</text:span><text:span text:style-name="T14_211"><text:s/></text:span><text:span text:style-name="T14_212">et</text:span><text:span text:style-name="T14_213"><text:s/></text:span><text:span text:style-name="T14_214">sont</text:span><text:span text:style-name="T14_215"><text:s/></text:span><text:span text:style-name="T14_216">accessibles</text:span><text:span text:style-name="T14_217"><text:s/></text:span><text:span text:style-name="T14_218">via</text:span><text:span text:style-name="T14_219"><text:s/></text:span><text:span text:style-name="T14_220">l</text:span><text:span text:style-name="T14_221">’</text:span><text:span text:style-name="T14_222">url</text:span><text:span text:style-name="T14_223"><text:s/></text:span><text:span text:style-name="T14_224">localhost</text:span><text:span text:style-name="T14_225">:8080/</text:span><text:span text:style-name="T14_226">lps</text:span><text:span text:style-name="T14_227">-4.9.0/</text:span><text:span text:style-name="T14_228">my</text:span><text:span text:style-name="T14_229">-</text:span><text:span text:style-name="T14_230">apps</text:span><text:span text:style-name="T14_231">/</text:span><text:span text:style-name="T14_232">mon</text:span><text:span text:style-name="T14_233">_</text:span><text:span text:style-name="T14_234">fichier</text:span><text:span text:style-name="T14_235">.</text:span><text:span text:style-name="T14_236">lzx</text:span><text:span text:style-name="T14_237"><text:s/>.<text:s/></text:span><text:span text:style-name="T14_238">Les</text:span><text:span text:style-name="T14_239"><text:s/></text:span><text:span text:style-name="T14_240">fichiers</text:span><text:span text:style-name="T14_241"><text:s/></text:span><text:span text:style-name="T14_242">sont</text:span><text:span text:style-name="T14_243"><text:s/></text:span><text:span text:style-name="T14_244">recompilés</text:span><text:span text:style-name="T14_245"><text:s/></text:span><text:span text:style-name="T14_246">à</text:span><text:span text:style-name="T14_247"><text:s/></text:span><text:span text:style-name="T14_248">chaque</text:span><text:span text:style-name="T14_249"><text:s/></text:span><text:span text:style-name="T14_250">nouvelle</text:span><text:span text:style-name="T14_251"><text:s/></text:span><text:span text:style-name="T14_252">requête</text:span><text:span text:style-name="T14_253">.</text:span></text:p>
      <text:h text:style-name="P15" text:outline-level="10"><text:bookmark-start text:name="h.c6hp4zt0umg2"/><text:bookmark-end text:name="h.c6hp4zt0umg2"/><text:span text:style-name="T15_1">Questions</text:span></text:h>
      <text:p text:style-name="P16"><text:span text:style-name="T16_1">Les</text:span><text:span text:style-name="T16_2"><text:s/></text:span><text:span text:style-name="T16_3">questions</text:span><text:span text:style-name="T16_4"><text:s/></text:span><text:span text:style-name="T16_5">étant</text:span><text:span text:style-name="T16_6"><text:s/></text:span><text:span text:style-name="T16_7">facile</text:span><text:span text:style-name="T16_8"><text:s/></text:span><text:span text:style-name="T16_9">à</text:span><text:span text:style-name="T16_10"><text:s/></text:span><text:span text:style-name="T16_11">traiter</text:span><text:span text:style-name="T16_12">,<text:s/></text:span><text:span text:style-name="T16_13">nous</text:span><text:span text:style-name="T16_14"><text:s/></text:span><text:span text:style-name="T16_15">allons</text:span><text:span text:style-name="T16_16"><text:s/></text:span><text:span text:style-name="T16_17">juste</text:span><text:span text:style-name="T16_18"><text:s/></text:span><text:span text:style-name="T16_19">expliquer</text:span><text:span text:style-name="T16_20"><text:s/></text:span><text:span text:style-name="T16_21">les</text:span><text:span text:style-name="T16_22"><text:s/></text:span><text:span text:style-name="T16_23">problèmes</text:span><text:span text:style-name="T16_24"><text:s/></text:span><text:span text:style-name="T16_25">rencontrés</text:span><text:span text:style-name="T16_26"><text:s/></text:span><text:span text:style-name="T16_27">et</text:span><text:span text:style-name="T16_28"><text:s/></text:span><text:span text:style-name="T16_29">les</text:span><text:span text:style-name="T16_30"><text:s/></text:span><text:span text:style-name="T16_31">choix</text:span><text:span text:style-name="T16_32"><text:s/></text:span><text:span text:style-name="T16_33">effectués</text:span><text:span text:style-name="T16_34">.</text:span></text:p>
      <text:p text:style-name="P17"><text:span text:style-name="T17_1">Le</text:span><text:span text:style-name="T17_2"><text:s/></text:span><text:span text:style-name="T17_3">fichier</text:span><text:span text:style-name="T17_4"><text:s/></text:span><text:span text:style-name="T17_5">compteur</text:span><text:span text:style-name="T17_6">.</text:span><text:span text:style-name="T17_7">lzx</text:span><text:span text:style-name="T17_8"><text:s/></text:span><text:span text:style-name="T17_9">fourni</text:span><text:span text:style-name="T17_10"><text:s/></text:span><text:span text:style-name="T17_11">contenait</text:span><text:span text:style-name="T17_12"><text:s/></text:span><text:span text:style-name="T17_13">du</text:span><text:span text:style-name="T17_14"><text:s/></text:span><text:span text:style-name="T17_15">code</text:span><text:span text:style-name="T17_16"><text:s/>“</text:span><text:span text:style-name="T17_17">&lt;</text:span><text:span text:style-name="T17_18">method</text:span><text:span text:style-name="T17_19"><text:s/></text:span><text:span text:style-name="T17_20">event</text:span><text:span text:style-name="T17_21">="</text:span><text:span text:style-name="T17_22">onclick</text:span><text:span text:style-name="T17_23">"&gt;</text:span><text:span text:style-name="T17_24">”<text:s/></text:span><text:span text:style-name="T17_25">pour</text:span><text:span text:style-name="T17_26"><text:s/></text:span><text:span text:style-name="T17_27">gérer</text:span><text:span text:style-name="T17_28"><text:s/></text:span><text:span text:style-name="T17_29">les</text:span><text:span text:style-name="T17_30"><text:s/></text:span><text:span text:style-name="T17_31">évenements</text:span><text:span text:style-name="T17_32">.<text:s/></text:span><text:span text:style-name="T17_33">Ceci</text:span><text:span text:style-name="T17_34"><text:s/></text:span><text:span text:style-name="T17_35">n</text:span><text:span text:style-name="T17_36">’</text:span><text:span text:style-name="T17_37">est</text:span><text:span text:style-name="T17_38"><text:s/></text:span><text:span text:style-name="T17_39">plus</text:span><text:span text:style-name="T17_40"><text:s/></text:span><text:span text:style-name="T17_41">compatible</text:span><text:span text:style-name="T17_42"><text:s/></text:span><text:span text:style-name="T17_43">dans</text:span><text:span text:style-name="T17_44"><text:s/></text:span><text:span text:style-name="T17_45">les</text:span><text:span text:style-name="T17_46"><text:s/></text:span><text:span text:style-name="T17_47">dernières</text:span><text:span text:style-name="T17_48"><text:s/></text:span><text:span text:style-name="T17_49">versions</text:span><text:span text:style-name="T17_50"><text:s/></text:span><text:span text:style-name="T17_51">d</text:span><text:span text:style-name="T17_52">’</text:span><text:span text:style-name="T17_53">OpenLaszlo</text:span><text:span text:style-name="T17_54">.<text:s/></text:span><text:span text:style-name="T17_55">Il</text:span><text:span text:style-name="T17_56"><text:s/></text:span><text:span text:style-name="T17_57">faut</text:span><text:span text:style-name="T17_58"><text:s/></text:span><text:span text:style-name="T17_59">utiliser</text:span><text:span text:style-name="T17_60"><text:s/></text:span><text:span text:style-name="T17_61">des</text:span><text:span text:style-name="T17_62"><text:s/></text:span><text:span text:style-name="T17_63">handlers</text:span><text:span text:style-name="T17_64">:<text:s/>“</text:span><text:span text:style-name="T17_65">&lt;</text:span><text:span text:style-name="T17_66">handler</text:span><text:span text:style-name="T17_67"><text:s/></text:span><text:span text:style-name="T17_68">name</text:span><text:span text:style-name="T17_69">="</text:span><text:span text:style-name="T17_70">onclick</text:span><text:span text:style-name="T17_71">"&gt;</text:span><text:span text:style-name="T17_72">”.</text:span></text:p>
      <text:p text:style-name="P18"><text:span text:style-name="T18_1">Dans</text:span><text:span text:style-name="T18_2"><text:s/></text:span><text:span text:style-name="T18_3">notre</text:span><text:span text:style-name="T18_4"><text:s/></text:span><text:span text:style-name="T18_5">code</text:span><text:span text:style-name="T18_6">,<text:s/></text:span><text:span text:style-name="T18_7">Nous</text:span><text:span text:style-name="T18_8"><text:s/></text:span><text:span text:style-name="T18_9">avons</text:span><text:span text:style-name="T18_10"><text:s/></text:span><text:span text:style-name="T18_11">préféré</text:span><text:span text:style-name="T18_12"><text:s/></text:span><text:span text:style-name="T18_13">ajouter</text:span><text:span text:style-name="T18_14"><text:s/></text:span><text:span text:style-name="T18_15">des</text:span><text:span text:style-name="T18_16"><text:s/></text:span><text:span text:style-name="T18_17">id</text:span><text:span text:style-name="T18_18"><text:s/></text:span><text:span text:style-name="T18_19">à</text:span><text:span text:style-name="T18_20"><text:s/></text:span><text:span text:style-name="T18_21">nos</text:span><text:span text:style-name="T18_22"><text:s/></text:span><text:span text:style-name="T18_23">objets</text:span><text:span text:style-name="T18_24"><text:s/></text:span><text:span text:style-name="T18_25">afin</text:span><text:span text:style-name="T18_26"><text:s/></text:span><text:span text:style-name="T18_27">de</text:span><text:span text:style-name="T18_28"><text:s/></text:span><text:span text:style-name="T18_29">pouvoir</text:span><text:span text:style-name="T18_30"><text:s/></text:span><text:span text:style-name="T18_31">les</text:span><text:span text:style-name="T18_32"><text:s/></text:span><text:span text:style-name="T18_33">utiliser</text:span><text:span text:style-name="T18_34"><text:s/></text:span><text:span text:style-name="T18_35">facilement</text:span><text:span text:style-name="T18_36">,<text:s/></text:span><text:span text:style-name="T18_37">au</text:span><text:span text:style-name="T18_38"><text:s/></text:span><text:span text:style-name="T18_39">lieu</text:span><text:span text:style-name="T18_40"><text:s/></text:span><text:span text:style-name="T18_41">de</text:span><text:span text:style-name="T18_42"><text:s/></text:span><text:span text:style-name="T18_43">les</text:span><text:span text:style-name="T18_44"><text:s/></text:span><text:span text:style-name="T18_45">appeler</text:span><text:span text:style-name="T18_46"><text:s/></text:span><text:span text:style-name="T18_47">via</text:span><text:span text:style-name="T18_48"><text:s/></text:span><text:span text:style-name="T18_49">des</text:span><text:span text:style-name="T18_50"><text:s/></text:span><text:span text:style-name="T18_51">parent</text:span><text:span text:style-name="T18_52">.</text:span><text:span text:style-name="T18_53">parent</text:span><text:span text:style-name="T18_54">...</text:span><text:span text:style-name="T18_55"><text:s/></text:span><text:span text:style-name="T18_56">Ce</text:span><text:span text:style-name="T18_57"><text:s/></text:span><text:span text:style-name="T18_58">qui</text:span><text:span text:style-name="T18_59"><text:s/></text:span><text:span text:style-name="T18_60">facilite</text:span><text:span text:style-name="T18_61"><text:s/></text:span><text:span text:style-name="T18_62">grandement</text:span><text:span text:style-name="T18_63"><text:s/></text:span><text:span text:style-name="T18_64">la</text:span><text:span text:style-name="T18_65"><text:s/></text:span><text:span text:style-name="T18_66">lecture</text:span><text:span text:style-name="T18_67"><text:s/></text:span><text:span text:style-name="T18_68">du</text:span><text:span text:style-name="T18_69"><text:s/></text:span><text:span text:style-name="T18_70">code</text:span><text:span text:style-name="T18_7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